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automatic-styles>
    <style:style style:name="Tableau1" style:family="table">
      <style:table-properties style:width="25.682cm" fo:margin-left="0.028cm" fo:break-before="auto" fo:break-after="auto" table:align="left" fo:background-color="transparent" fo:keep-with-next="auto" style:may-break-between-rows="true" style:writing-mode="page">
        <style:background-image/>
      </style:table-properties>
    </style:style>
    <style:style style:name="Tableau1.A" style:family="table-column">
      <style:table-column-properties style:column-width="2.91cm"/>
    </style:style>
    <style:style style:name="Tableau1.B" style:family="table-column">
      <style:table-column-properties style:column-width="1.312cm"/>
    </style:style>
    <style:style style:name="Tableau1.C" style:family="table-column">
      <style:table-column-properties style:column-width="1.533cm"/>
    </style:style>
    <style:style style:name="Tableau1.A1" style:family="table-cell">
      <style:table-cell-properties style:vertical-align="middle" fo:background-color="#d3d3d3" fo:padding="0.097cm" fo:border-left="0.5pt solid #000000" fo:border-right="none" fo:border-top="0.5pt solid #000000" fo:border-bottom="0.5pt solid #000000">
        <style:background-image/>
      </style:table-cell-properties>
    </style:style>
    <style:style style:name="Tableau1.N1" style:family="table-cell">
      <style:table-cell-properties style:vertical-align="middle" fo:background-color="#d3d3d3" fo:padding="0.097cm" fo:border="0.5pt solid #000000">
        <style:background-image/>
      </style:table-cell-properties>
    </style:style>
    <style:style style:name="Tableau1.B2" style:family="table-cell">
      <style:table-cell-properties style:vertical-align="middle" fo:background-color="#d3d3d3" fo:padding="0.097cm" fo:border-left="0.5pt solid #000000" fo:border-right="none" fo:border-top="none" fo:border-bottom="0.5pt solid #000000">
        <style:background-image/>
      </style:table-cell-properties>
    </style:style>
    <style:style style:name="Tableau1.P2" style:family="table-cell">
      <style:table-cell-properties style:vertical-align="middle" fo:background-color="#d3d3d3" fo:padding="0.097cm" fo:border-left="0.5pt solid #000000" fo:border-right="0.5pt solid #000000" fo:border-top="none" fo:border-bottom="0.5pt solid #000000">
        <style:background-image/>
      </style:table-cell-properties>
    </style:style>
    <style:style style:name="Tableau1.B3" style:family="table-cell">
      <style:table-cell-properties style:vertical-align="middle" fo:background-color="#99d0d8" fo:padding="0.097cm" fo:border-left="0.5pt solid #000000" fo:border-right="none" fo:border-top="none" fo:border-bottom="0.5pt solid #000000">
        <style:background-image/>
      </style:table-cell-properties>
    </style:style>
    <style:style style:name="Tableau1.P3" style:family="table-cell">
      <style:table-cell-properties style:vertical-align="middle" fo:background-color="#99d0d8" fo:padding="0.097cm" fo:border-left="0.5pt solid #000000" fo:border-right="0.5pt solid #000000" fo:border-top="none" fo:border-bottom="0.5pt solid #000000">
        <style:background-image/>
      </style:table-cell-properties>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style:vertical-align="middle" fo:padding="0.097cm" fo:border-left="0.5pt solid #000000" fo:border-right="none" fo:border-top="none" fo:border-bottom="0.5pt solid #000000"/>
    </style:style>
    <style:style style:name="Tableau1.E4" style:family="table-cell">
      <style:table-cell-properties style:vertical-align="middle" fo:padding="0.097cm" fo:border-left="0.5pt solid #000000" fo:border-right="none" fo:border-top="none" fo:border-bottom="0.5pt solid #000000"/>
    </style:style>
    <style:style style:name="Tableau1.F4" style:family="table-cell">
      <style:table-cell-properties style:vertical-align="middle" fo:padding="0.097cm" fo:border-left="0.5pt solid #000000" fo:border-right="none" fo:border-top="none" fo:border-bottom="0.5pt solid #000000"/>
    </style:style>
    <style:style style:name="Tableau1.G4" style:family="table-cell">
      <style:table-cell-properties style:vertical-align="middle" fo:padding="0.097cm" fo:border-left="0.5pt solid #000000" fo:border-right="none" fo:border-top="none" fo:border-bottom="0.5pt solid #000000"/>
    </style:style>
    <style:style style:name="Tableau1.H4" style:family="table-cell">
      <style:table-cell-properties style:vertical-align="middle" fo:padding="0.097cm" fo:border-left="0.5pt solid #000000" fo:border-right="none" fo:border-top="none" fo:border-bottom="0.5pt solid #000000"/>
    </style:style>
    <style:style style:name="Tableau1.I4" style:family="table-cell">
      <style:table-cell-properties style:vertical-align="middle" fo:padding="0.097cm" fo:border-left="0.5pt solid #000000" fo:border-right="none" fo:border-top="none" fo:border-bottom="0.5pt solid #000000"/>
    </style:style>
    <style:style style:name="Tableau1.J4" style:family="table-cell">
      <style:table-cell-properties style:vertical-align="middle" fo:padding="0.097cm" fo:border-left="0.5pt solid #000000" fo:border-right="none" fo:border-top="none" fo:border-bottom="0.5pt solid #000000"/>
    </style:style>
    <style:style style:name="Tableau1.K4" style:family="table-cell">
      <style:table-cell-properties style:vertical-align="middle" fo:padding="0.097cm" fo:border-left="0.5pt solid #000000" fo:border-right="none" fo:border-top="none" fo:border-bottom="0.5pt solid #000000"/>
    </style:style>
    <style:style style:name="Tableau1.L4" style:family="table-cell">
      <style:table-cell-properties style:vertical-align="middle" fo:padding="0.097cm" fo:border-left="0.5pt solid #000000" fo:border-right="none" fo:border-top="none" fo:border-bottom="0.5pt solid #000000"/>
    </style:style>
    <style:style style:name="Tableau1.M4" style:family="table-cell">
      <style:table-cell-properties style:vertical-align="middle" fo:padding="0.097cm" fo:border-left="0.5pt solid #000000" fo:border-right="none" fo:border-top="none" fo:border-bottom="0.5pt solid #000000"/>
    </style:style>
    <style:style style:name="Tableau1.N4" style:family="table-cell">
      <style:table-cell-properties style:vertical-align="middle" fo:padding="0.097cm" fo:border-left="0.5pt solid #000000" fo:border-right="none" fo:border-top="none" fo:border-bottom="0.5pt solid #000000"/>
    </style:style>
    <style:style style:name="Tableau1.O4" style:family="table-cell">
      <style:table-cell-properties style:vertical-align="middle" fo:padding="0.097cm" fo:border-left="0.5pt solid #000000" fo:border-right="none" fo:border-top="none" fo:border-bottom="0.5pt solid #000000"/>
    </style:style>
    <style:style style:name="Tableau1.P4" style:family="table-cell">
      <style:table-cell-properties style:vertical-align="middle" fo:padding="0.097cm" fo:border-left="0.5pt solid #000000" fo:border-right="0.5pt solid #000000"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style:vertical-align="middle" fo:padding="0.097cm" fo:border-left="0.5pt solid #000000" fo:border-right="none" fo:border-top="none" fo:border-bottom="0.5pt solid #000000"/>
    </style:style>
    <style:style style:name="Tableau1.E5" style:family="table-cell">
      <style:table-cell-properties style:vertical-align="middle" fo:padding="0.097cm" fo:border-left="0.5pt solid #000000" fo:border-right="none" fo:border-top="none" fo:border-bottom="0.5pt solid #000000"/>
    </style:style>
    <style:style style:name="Tableau1.F5" style:family="table-cell">
      <style:table-cell-properties style:vertical-align="middle" fo:padding="0.097cm" fo:border-left="0.5pt solid #000000" fo:border-right="none" fo:border-top="none" fo:border-bottom="0.5pt solid #000000"/>
    </style:style>
    <style:style style:name="Tableau1.G5" style:family="table-cell">
      <style:table-cell-properties style:vertical-align="middle" fo:padding="0.097cm" fo:border-left="0.5pt solid #000000" fo:border-right="none" fo:border-top="none" fo:border-bottom="0.5pt solid #000000"/>
    </style:style>
    <style:style style:name="Tableau1.H5" style:family="table-cell">
      <style:table-cell-properties style:vertical-align="middle" fo:padding="0.097cm" fo:border-left="0.5pt solid #000000" fo:border-right="none" fo:border-top="none" fo:border-bottom="0.5pt solid #000000"/>
    </style:style>
    <style:style style:name="Tableau1.I5" style:family="table-cell">
      <style:table-cell-properties style:vertical-align="middle" fo:padding="0.097cm" fo:border-left="0.5pt solid #000000" fo:border-right="none" fo:border-top="none" fo:border-bottom="0.5pt solid #000000"/>
    </style:style>
    <style:style style:name="Tableau1.J5" style:family="table-cell">
      <style:table-cell-properties style:vertical-align="middle" fo:padding="0.097cm" fo:border-left="0.5pt solid #000000" fo:border-right="none" fo:border-top="none" fo:border-bottom="0.5pt solid #000000"/>
    </style:style>
    <style:style style:name="Tableau1.K5" style:family="table-cell">
      <style:table-cell-properties style:vertical-align="middle" fo:padding="0.097cm" fo:border-left="0.5pt solid #000000" fo:border-right="none" fo:border-top="none" fo:border-bottom="0.5pt solid #000000"/>
    </style:style>
    <style:style style:name="Tableau1.L5" style:family="table-cell">
      <style:table-cell-properties style:vertical-align="middle" fo:padding="0.097cm" fo:border-left="0.5pt solid #000000" fo:border-right="none" fo:border-top="none" fo:border-bottom="0.5pt solid #000000"/>
    </style:style>
    <style:style style:name="Tableau1.M5" style:family="table-cell">
      <style:table-cell-properties style:vertical-align="middle" fo:padding="0.097cm" fo:border-left="0.5pt solid #000000" fo:border-right="none" fo:border-top="none" fo:border-bottom="0.5pt solid #000000"/>
    </style:style>
    <style:style style:name="Tableau1.N5" style:family="table-cell">
      <style:table-cell-properties style:vertical-align="middle" fo:padding="0.097cm" fo:border-left="0.5pt solid #000000" fo:border-right="none" fo:border-top="none" fo:border-bottom="0.5pt solid #000000"/>
    </style:style>
    <style:style style:name="Tableau1.O5" style:family="table-cell">
      <style:table-cell-properties style:vertical-align="middle" fo:padding="0.097cm" fo:border-left="0.5pt solid #000000" fo:border-right="none" fo:border-top="none" fo:border-bottom="0.5pt solid #000000"/>
    </style:style>
    <style:style style:name="Tableau1.P5" style:family="table-cell">
      <style:table-cell-properties style:vertical-align="middle" fo:padding="0.097cm" fo:border-left="0.5pt solid #000000" fo:border-right="0.5pt solid #000000"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style:vertical-align="middle" fo:padding="0.097cm" fo:border-left="0.5pt solid #000000" fo:border-right="none" fo:border-top="none" fo:border-bottom="0.5pt solid #000000"/>
    </style:style>
    <style:style style:name="Tableau1.E6" style:family="table-cell">
      <style:table-cell-properties style:vertical-align="middle" fo:padding="0.097cm" fo:border-left="0.5pt solid #000000" fo:border-right="none" fo:border-top="none" fo:border-bottom="0.5pt solid #000000"/>
    </style:style>
    <style:style style:name="Tableau1.F6" style:family="table-cell">
      <style:table-cell-properties style:vertical-align="middle" fo:padding="0.097cm" fo:border-left="0.5pt solid #000000" fo:border-right="none" fo:border-top="none" fo:border-bottom="0.5pt solid #000000"/>
    </style:style>
    <style:style style:name="Tableau1.G6" style:family="table-cell">
      <style:table-cell-properties style:vertical-align="middle" fo:padding="0.097cm" fo:border-left="0.5pt solid #000000" fo:border-right="none" fo:border-top="none" fo:border-bottom="0.5pt solid #000000"/>
    </style:style>
    <style:style style:name="Tableau1.H6" style:family="table-cell">
      <style:table-cell-properties style:vertical-align="middle" fo:padding="0.097cm" fo:border-left="0.5pt solid #000000" fo:border-right="none" fo:border-top="none" fo:border-bottom="0.5pt solid #000000"/>
    </style:style>
    <style:style style:name="Tableau1.I6" style:family="table-cell">
      <style:table-cell-properties style:vertical-align="middle" fo:padding="0.097cm" fo:border-left="0.5pt solid #000000" fo:border-right="none" fo:border-top="none" fo:border-bottom="0.5pt solid #000000"/>
    </style:style>
    <style:style style:name="Tableau1.J6" style:family="table-cell">
      <style:table-cell-properties style:vertical-align="middle" fo:padding="0.097cm" fo:border-left="0.5pt solid #000000" fo:border-right="none" fo:border-top="none" fo:border-bottom="0.5pt solid #000000"/>
    </style:style>
    <style:style style:name="Tableau1.K6" style:family="table-cell">
      <style:table-cell-properties style:vertical-align="middle" fo:padding="0.097cm" fo:border-left="0.5pt solid #000000" fo:border-right="none" fo:border-top="none" fo:border-bottom="0.5pt solid #000000"/>
    </style:style>
    <style:style style:name="Tableau1.L6" style:family="table-cell">
      <style:table-cell-properties style:vertical-align="middle" fo:padding="0.097cm" fo:border-left="0.5pt solid #000000" fo:border-right="none" fo:border-top="none" fo:border-bottom="0.5pt solid #000000"/>
    </style:style>
    <style:style style:name="Tableau1.M6" style:family="table-cell">
      <style:table-cell-properties style:vertical-align="middle" fo:padding="0.097cm" fo:border-left="0.5pt solid #000000" fo:border-right="none" fo:border-top="none" fo:border-bottom="0.5pt solid #000000"/>
    </style:style>
    <style:style style:name="Tableau1.N6"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1.P6"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1.7" style:family="table-row">
      <style:table-row-properties fo:background-color="transparent" fo:keep-together="auto">
        <style:background-image/>
      </style:table-row-properties>
    </style:style>
    <style:style style:name="Tableau1.B7" style:family="table-cell">
      <style:table-cell-properties style:vertical-align="middle" fo:padding="0.097cm" fo:border-left="0.5pt solid #000000" fo:border-right="none" fo:border-top="none" fo:border-bottom="0.5pt solid #000000"/>
    </style:style>
    <style:style style:name="Tableau1.C7" style:family="table-cell">
      <style:table-cell-properties style:vertical-align="middle" fo:padding="0.097cm" fo:border-left="0.5pt solid #000000" fo:border-right="none" fo:border-top="none" fo:border-bottom="0.5pt solid #000000"/>
    </style:style>
    <style:style style:name="Tableau1.D7" style:family="table-cell">
      <style:table-cell-properties style:vertical-align="middle" fo:padding="0.097cm" fo:border-left="0.5pt solid #000000" fo:border-right="none" fo:border-top="none" fo:border-bottom="0.5pt solid #000000"/>
    </style:style>
    <style:style style:name="Tableau1.E7" style:family="table-cell">
      <style:table-cell-properties style:vertical-align="middle" fo:padding="0.097cm" fo:border-left="0.5pt solid #000000" fo:border-right="none" fo:border-top="none" fo:border-bottom="0.5pt solid #000000"/>
    </style:style>
    <style:style style:name="Tableau1.F7" style:family="table-cell">
      <style:table-cell-properties style:vertical-align="middle" fo:padding="0.097cm" fo:border-left="0.5pt solid #000000" fo:border-right="none" fo:border-top="none" fo:border-bottom="0.5pt solid #000000"/>
    </style:style>
    <style:style style:name="Tableau1.G7" style:family="table-cell">
      <style:table-cell-properties style:vertical-align="middle" fo:padding="0.097cm" fo:border-left="0.5pt solid #000000" fo:border-right="none" fo:border-top="none" fo:border-bottom="0.5pt solid #000000"/>
    </style:style>
    <style:style style:name="Tableau1.H7" style:family="table-cell">
      <style:table-cell-properties style:vertical-align="middle" fo:padding="0.097cm" fo:border-left="0.5pt solid #000000" fo:border-right="none" fo:border-top="none" fo:border-bottom="0.5pt solid #000000"/>
    </style:style>
    <style:style style:name="Tableau1.I7" style:family="table-cell">
      <style:table-cell-properties style:vertical-align="middle" fo:padding="0.097cm" fo:border-left="0.5pt solid #000000" fo:border-right="none" fo:border-top="none" fo:border-bottom="0.5pt solid #000000"/>
    </style:style>
    <style:style style:name="Tableau1.J7" style:family="table-cell">
      <style:table-cell-properties style:vertical-align="middle" fo:padding="0.097cm" fo:border-left="0.5pt solid #000000" fo:border-right="none" fo:border-top="none" fo:border-bottom="0.5pt solid #000000"/>
    </style:style>
    <style:style style:name="Tableau1.K7" style:family="table-cell">
      <style:table-cell-properties style:vertical-align="middle" fo:padding="0.097cm" fo:border-left="0.5pt solid #000000" fo:border-right="none" fo:border-top="none" fo:border-bottom="0.5pt solid #000000"/>
    </style:style>
    <style:style style:name="Tableau1.L7" style:family="table-cell">
      <style:table-cell-properties style:vertical-align="middle" fo:padding="0.097cm" fo:border-left="0.5pt solid #000000" fo:border-right="none" fo:border-top="none" fo:border-bottom="0.5pt solid #000000"/>
    </style:style>
    <style:style style:name="Tableau1.M7" style:family="table-cell">
      <style:table-cell-properties style:vertical-align="middle" fo:padding="0.097cm" fo:border-left="0.5pt solid #000000" fo:border-right="none" fo:border-top="none" fo:border-bottom="0.5pt solid #000000"/>
    </style:style>
    <style:style style:name="Tableau1.N7" style:family="table-cell">
      <style:table-cell-properties style:vertical-align="middle" fo:background-color="#99d0d8" fo:padding="0.097cm" fo:border-left="0.5pt solid #000000" fo:border-right="none" fo:border-top="none" fo:border-bottom="0.5pt solid #000000" style:writing-mode="page">
        <style:background-image/>
      </style:table-cell-properties>
    </style:style>
    <style:style style:name="P1" style:family="paragraph" style:parent-style-name="Text_20_body">
      <style:text-properties officeooo:rsid="00140775" officeooo:paragraph-rsid="00140775"/>
    </style:style>
    <style:style style:name="P2" style:family="paragraph" style:parent-style-name="Title">
      <style:text-properties officeooo:rsid="005937c5" officeooo:paragraph-rsid="005937c5"/>
    </style:style>
    <style:style style:name="P3" style:family="paragraph" style:parent-style-name="Définition">
      <style:text-properties officeooo:rsid="00595b03" officeooo:paragraph-rsid="00595b03"/>
    </style:style>
    <style:style style:name="P4" style:family="paragraph" style:parent-style-name="Text_20_body">
      <style:text-properties officeooo:rsid="005fc5c7" officeooo:paragraph-rsid="005fc5c7"/>
    </style:style>
    <style:style style:name="P5" style:family="paragraph" style:parent-style-name="Text_20_body">
      <style:text-properties officeooo:rsid="0061b307" officeooo:paragraph-rsid="0061b307"/>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64c5e5" officeooo:paragraph-rsid="0064c5e5" style:font-weight-asian="bold" style:font-weight-complex="bold"/>
    </style:style>
    <style:style style:name="P8" style:family="paragraph" style:parent-style-name="Table_20_Contents">
      <style:paragraph-properties fo:text-align="center" style:justify-single-word="false"/>
      <style:text-properties fo:font-weight="bold" officeooo:rsid="0064c5e5" officeooo:paragraph-rsid="0067d581" style:font-weight-asian="bold" style:font-weight-complex="bold"/>
    </style:style>
    <style:style style:name="P9" style:family="paragraph" style:parent-style-name="Table_20_Contents">
      <style:paragraph-properties fo:text-align="center" style:justify-single-word="false"/>
      <style:text-properties fo:font-weight="bold" officeooo:rsid="0068b86e" officeooo:paragraph-rsid="0068b86e" style:font-weight-asian="bold" style:font-weight-complex="bold"/>
    </style:style>
    <style:style style:name="P10" style:family="paragraph" style:parent-style-name="Table_20_Contents">
      <style:paragraph-properties fo:text-align="center" style:justify-single-word="false"/>
      <style:text-properties fo:font-weight="bold" officeooo:rsid="0068b86e" officeooo:paragraph-rsid="00693117" style:font-weight-asian="bold" style:font-weight-complex="bold"/>
    </style:style>
    <style:style style:name="P11" style:family="paragraph" style:parent-style-name="Table_20_Contents">
      <style:paragraph-properties fo:text-align="center" style:justify-single-word="false"/>
      <style:text-properties officeooo:rsid="006afe9f" officeooo:paragraph-rsid="006afe9f"/>
    </style:style>
    <style:style style:name="P12" style:family="paragraph" style:parent-style-name="Table_20_Contents">
      <style:paragraph-properties fo:text-align="center" style:justify-single-word="false"/>
      <style:text-properties officeooo:rsid="006b66ce" officeooo:paragraph-rsid="006b66ce"/>
    </style:style>
    <style:style style:name="P13" style:family="paragraph" style:parent-style-name="Table_20_Contents">
      <style:paragraph-properties fo:text-align="center" style:justify-single-word="false"/>
      <style:text-properties officeooo:rsid="006e0042" officeooo:paragraph-rsid="006e0042"/>
    </style:style>
    <style:style style:name="P14" style:family="paragraph" style:parent-style-name="Table_20_Contents">
      <style:paragraph-properties fo:text-align="center" style:justify-single-word="false"/>
      <style:text-properties officeooo:rsid="006f2837" officeooo:paragraph-rsid="006f2837"/>
    </style:style>
    <style:style style:name="P15" style:family="paragraph" style:parent-style-name="Table_20_Contents">
      <style:paragraph-properties fo:text-align="center" style:justify-single-word="false"/>
      <style:text-properties officeooo:rsid="006f4621" officeooo:paragraph-rsid="006f4621"/>
    </style:style>
    <style:style style:name="P16" style:family="paragraph" style:parent-style-name="Table_20_Contents">
      <style:paragraph-properties fo:text-align="center" style:justify-single-word="false"/>
      <style:text-properties officeooo:rsid="0070fbed" officeooo:paragraph-rsid="0070fbed"/>
    </style:style>
    <style:style style:name="P17" style:family="paragraph" style:parent-style-name="Table_20_Contents">
      <style:paragraph-properties fo:text-align="center" style:justify-single-word="false"/>
      <style:text-properties officeooo:rsid="0072a0c6" officeooo:paragraph-rsid="0072a0c6"/>
    </style:style>
    <style:style style:name="P18" style:family="paragraph" style:parent-style-name="Table_20_Contents">
      <style:paragraph-properties fo:text-align="center" style:justify-single-word="false"/>
      <style:text-properties officeooo:rsid="0073cdb3" officeooo:paragraph-rsid="0073cdb3"/>
    </style:style>
    <style:style style:name="P19" style:family="paragraph" style:parent-style-name="Table_20_Contents">
      <style:paragraph-properties fo:text-align="center" style:justify-single-word="false"/>
      <style:text-properties officeooo:rsid="006b66ce" officeooo:paragraph-rsid="006b66ce" fo:background-color="transparent"/>
    </style:style>
    <style:style style:name="P20" style:family="paragraph" style:parent-style-name="Table_20_Contents">
      <style:paragraph-properties fo:text-align="center" style:justify-single-word="false"/>
      <style:text-properties fo:color="#263b46" loext:opacity="100%" style:font-name="arial1" officeooo:rsid="006b66ce" officeooo:paragraph-rsid="007ffb86" fo:background-color="transparent"/>
    </style:style>
    <style:style style:name="P21" style:family="paragraph" style:parent-style-name="Table_20_Contents">
      <style:paragraph-properties fo:text-align="center" style:justify-single-word="false"/>
      <style:text-properties fo:color="#263b46" loext:opacity="100%" style:font-name="arial1" officeooo:rsid="006b66ce" officeooo:paragraph-rsid="007ffb86"/>
    </style:style>
    <style:style style:name="P22" style:family="paragraph" style:parent-style-name="Text_20_body">
      <style:text-properties officeooo:paragraph-rsid="005937c5"/>
    </style:style>
    <style:style style:name="P23" style:family="paragraph" style:parent-style-name="Text_20_body">
      <style:text-properties officeooo:rsid="007a42af" officeooo:paragraph-rsid="007a42af"/>
    </style:style>
    <style:style style:name="P24" style:family="paragraph" style:parent-style-name="Text_20_body">
      <style:text-properties officeooo:rsid="007ac294" officeooo:paragraph-rsid="007ac294"/>
    </style:style>
    <style:style style:name="P25" style:family="paragraph" style:parent-style-name="Définition">
      <style:text-properties officeooo:rsid="00595b03" officeooo:paragraph-rsid="00595b03"/>
    </style:style>
    <style:style style:name="P26" style:family="paragraph" style:parent-style-name="Heading_20_1">
      <style:text-properties officeooo:rsid="0042f276" officeooo:paragraph-rsid="0042f276"/>
    </style:style>
    <style:style style:name="P27" style:family="paragraph" style:parent-style-name="Heading_20_1" style:master-page-name="Landscape">
      <style:paragraph-properties style:page-number="auto"/>
      <style:text-properties officeooo:rsid="005937c5" officeooo:paragraph-rsid="005937c5"/>
    </style:style>
    <style:style style:name="P28" style:family="paragraph" style:parent-style-name="Heading_20_1" style:master-page-name="Standard">
      <style:paragraph-properties style:page-number="auto"/>
      <style:text-properties officeooo:rsid="005937c5" officeooo:paragraph-rsid="005937c5"/>
    </style:style>
    <style:style style:name="P29" style:family="paragraph" style:parent-style-name="Heading_20_2">
      <style:text-properties officeooo:rsid="00595b03" officeooo:paragraph-rsid="0061b307"/>
    </style:style>
    <style:style style:name="P30" style:family="paragraph" style:parent-style-name="Heading_20_2">
      <style:text-properties officeooo:rsid="00595b03" officeooo:paragraph-rsid="00595b03"/>
    </style:style>
    <style:style style:name="P31" style:family="paragraph" style:parent-style-name="Heading_20_2" style:list-style-name="Numbering_20_123">
      <style:text-properties officeooo:rsid="00493398" officeooo:paragraph-rsid="00595b03"/>
    </style:style>
    <style:style style:name="P32" style:family="paragraph" style:parent-style-name="Text_20_body" style:list-style-name="L1">
      <style:text-properties officeooo:rsid="007ac294" officeooo:paragraph-rsid="007ac294"/>
    </style:style>
    <style:style style:name="P33" style:family="paragraph" style:parent-style-name="Text_20_body" style:list-style-name="L1">
      <style:text-properties fo:color="#263b46" loext:opacity="100%" style:font-name="arial1" officeooo:rsid="007f8aa1" officeooo:paragraph-rsid="007f8aa1"/>
    </style:style>
    <style:style style:name="P34" style:family="paragraph" style:parent-style-name="Text_20_body">
      <style:text-properties officeooo:rsid="005fc5c7" officeooo:paragraph-rsid="0081d716"/>
    </style:style>
    <style:style style:name="P35" style:family="paragraph" style:parent-style-name="Text_20_body">
      <style:text-properties officeooo:rsid="008331e3" officeooo:paragraph-rsid="008331e3"/>
    </style:style>
    <style:style style:name="P36" style:family="paragraph" style:parent-style-name="Text_20_body">
      <style:text-properties officeooo:rsid="00847718" officeooo:paragraph-rsid="00847718"/>
    </style:style>
    <style:style style:name="P37" style:family="paragraph" style:parent-style-name="Text_20_body">
      <style:text-properties officeooo:rsid="0085cb11" officeooo:paragraph-rsid="0085cb11"/>
    </style:style>
    <style:style style:name="P38" style:family="paragraph" style:parent-style-name="Text_20_body">
      <style:text-properties style:text-line-through-style="solid" style:text-line-through-type="single" officeooo:rsid="007a42af" officeooo:paragraph-rsid="007a42af"/>
    </style:style>
    <style:style style:name="P39" style:family="paragraph" style:parent-style-name="Text_20_body">
      <style:text-properties officeooo:rsid="00871b4c" officeooo:paragraph-rsid="00871b4c"/>
    </style:style>
    <style:style style:name="P40" style:family="paragraph" style:parent-style-name="Text_20_body">
      <style:text-properties officeooo:rsid="008858fa" officeooo:paragraph-rsid="008858fa"/>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2" style:family="paragraph">
      <loext:graphic-properties draw:fill-color="#000000"/>
      <style:paragraph-properties fo:text-align="center"/>
    </style:style>
    <style:style style:name="T1" style:family="text">
      <style:text-properties officeooo:rsid="005937c5"/>
    </style:style>
    <style:style style:name="T2" style:family="text">
      <style:text-properties officeooo:rsid="005a6467"/>
    </style:style>
    <style:style style:name="T3" style:family="text">
      <style:text-properties fo:font-style="italic" style:font-style-asian="italic" style:font-style-complex="italic"/>
    </style:style>
    <style:style style:name="T4" style:family="text">
      <style:text-properties officeooo:rsid="005ebb2c"/>
    </style:style>
    <style:style style:name="T5" style:family="text">
      <style:text-properties fo:color="#263b46" loext:opacity="100%" style:font-name="arial1"/>
    </style:style>
    <style:style style:name="T6" style:family="text">
      <style:text-properties fo:color="#263b46" loext:opacity="100%" style:font-name="arial1" officeooo:rsid="005ebb2c"/>
    </style:style>
    <style:style style:name="T7" style:family="text">
      <style:text-properties fo:color="#263b46" loext:opacity="100%" style:font-name="arial1" officeooo:rsid="005fc5c7"/>
    </style:style>
    <style:style style:name="T8" style:family="text">
      <style:text-properties fo:color="#263b46" loext:opacity="100%" style:font-name="arial1" officeooo:rsid="00638b00"/>
    </style:style>
    <style:style style:name="T9" style:family="text">
      <style:text-properties fo:color="#263b46" loext:opacity="100%" style:font-name="arial1" officeooo:rsid="0081d6bc"/>
    </style:style>
    <style:style style:name="T10" style:family="text">
      <style:text-properties fo:color="#263b46" loext:opacity="100%" style:font-name="arial1" officeooo:rsid="00872ca7"/>
    </style:style>
    <style:style style:name="T11" style:family="text">
      <style:text-properties officeooo:rsid="005fc5c7"/>
    </style:style>
    <style:style style:name="T12" style:family="text">
      <style:text-properties officeooo:rsid="006257c6"/>
    </style:style>
    <style:style style:name="T13" style:family="text">
      <style:text-properties officeooo:rsid="00638b00"/>
    </style:style>
    <style:style style:name="T14" style:family="text">
      <style:text-properties officeooo:rsid="00693117"/>
    </style:style>
    <style:style style:name="T15" style:family="text">
      <style:text-properties officeooo:rsid="00784d10"/>
    </style:style>
    <style:style style:name="T16" style:family="text">
      <style:text-properties officeooo:rsid="007ea800"/>
    </style:style>
    <style:style style:name="T17" style:family="text">
      <style:text-properties officeooo:rsid="0081d6bc"/>
    </style:style>
    <style:style style:name="T18" style:family="text">
      <style:text-properties fo:font-weight="bold" style:font-weight-asian="bold" style:font-weight-complex="bold"/>
    </style:style>
    <style:style style:name="T19" style:family="text">
      <style:text-properties style:text-line-through-style="solid" style:text-line-through-type="single"/>
    </style:style>
    <style:style style:name="T20" style:family="text">
      <style:text-properties style:text-line-through-style="solid" style:text-line-through-type="single" officeooo:rsid="00784d10"/>
    </style:style>
    <style:style style:name="T21" style:family="text">
      <style:text-properties officeooo:rsid="0081d716"/>
    </style:style>
    <style:style style:name="T22" style:family="text">
      <style:text-properties officeooo:rsid="008331e3"/>
    </style:style>
    <style:style style:name="T2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ÈME D’ACTIVATION DE CAPTEURS <text:s/>POUR SURVEILLANCE DE ZONES</text:p>
      <text:p text:style-name="P1"><draw:line text:anchor-type="char" draw:z-index="0" draw:name="Ligne 1" draw:style-name="gr1" draw:text-style-name="P42" svg:x1="1.289cm" svg:y1="0.254cm" svg:x2="15.709cm" svg:y2="0.231cm"><text:p/></draw:line></text:p>
      <text:h text:style-name="P26" text:outline-level="1">Con<text:span text:style-name="T1">struction des heuristiques</text:span></text:h>
      <text:h text:style-name="Heading_20_2" text:outline-level="2">Explication des méthodes is_<text:span text:style-name="T3">valide()</text:span> et <text:span text:style-name="T3">is_elementaire()</text:span></text:h>
      <text:p text:style-name="Text_20_body">Tout d’abord, <text:span text:style-name="T11">on va vous présenter deux méthodes utilisées dans toutes nos heuristiques. </text:span><text:span text:style-name="T22">Pour l’ensemble de notre code nous avons créer un objet capteur qui contien la durée de vie ainsi que les zones couvertes.</text:span></text:p>
      <text:p text:style-name="P4">I<text:span text:style-name="T18">s_valide()</text:span> : <text:span text:style-name="T17">La méthode is_valide() permet de vérifier si la solution proposée en paramètre couvre bien toutes les zones. Nous l’utilisons dans heuristiques pour générer des solutions valides. Cette méthode parcours tout les capteurs de la solution et ajoute dans un tableau les zones couverte par ce capteur en enlevant les doublons. Ce qui nous permet de tester si la solution est valide gr</text:span><text:span text:style-name="T9">âce à la longueur du tableau et donc de savoir si toutes les zone sont couvertes.</text:span></text:p>
      <text:p text:style-name="P34"><text:span text:style-name="T18">is_elementaire() </text:span>: <text:span text:style-name="T17">La méthode is_elementaire() permet de savoir si il y a des capteurs inutile dans la solution. Nous l’utilisons dans nos heuristiques pour générer des solutions valides et élémentaires.</text:span><text:span text:style-name="T21">Cette méthode utilise une double boucle sur les capteurs de la solution. L’idée de cette méthode est de vérifier si la solution couvre toutes les zones en enlevant un capteur. Ce test est réalisé pour chaque capteurs ce qui permet de vérififier si il ya des capteurs inutile et donc de savoir si la solution est élémentaire.</text:span></text:p>
      <text:p text:style-name="P4"><text:span text:style-name="T19">zones_in_list_capteurs</text:span><text:span text:style-name="T20">() </text:span><text:span text:style-name="T15">:</text:span></text:p>
      <text:h text:style-name="P29" text:outline-level="2"><office:annotation office:name="__Annotation__394_4144961289" loext:resolved="false"><dc:creator>Auteur inconnu</dc:creator><dc:date>2024-06-10T08:56:30.070868190</dc:date><text:p text:style-name="P41"><text:span text:style-name="T23">Est ce qu’on met une catpure du code ?</text:span></text:p></office:annotation>Glouton<office:annotation-end office:name="__Annotation__394_4144961289"/></text:h>
      <text:p text:style-name="Text_20_body"><text:span text:style-name="T4"><text:tab/>La </text:span><text:span text:style-name="T6">méthod</text:span>e generer_combinaison_solution<text:span text:style-name="T4">(), va boucler dans un premier temps sur le nombre de zones appelons la variable i, ce qui va permettre par la suite de générer toutes les combinaisons possibles gr</text:span><text:span text:style-name="T6">âce à la métho</text:span>de itertools.combinations<text:span text:style-name="T4">(). En effet, la méthode itertools.combinations() va générer toutes les combinaisons à i éléments parmi l’ensemble des capteurs contenu dans le fichier sans les combinaisons qui sont en double comme par exemple 1,2 et 2,1. </text:span><text:span text:style-name="T11">On noucle donc sur chacune de ces combinaisons et on test si la combinaison est valide dans un premier temps et ensuite on test si elle est élémentaire dans un second temps pour éviter de l’exécution de code inutile. Si la combinaison est valide et élémentaire alors on l’ajoute a tableau que l’on retourne à la fin de la méthode. Nous avons également ajouté un timer à cette méthode dans le but de l’arr</text:span><text:span text:style-name="T7">êter dans le cas où les fichiers de données sont trop grand / volumineux / long / lourd.</text:span></text:p>
      <text:h text:style-name="P30" text:outline-level="2"><text:soft-page-break/>Récursion avec une liste tabou</text:h>
      <text:p text:style-name="P3">Classique</text:p>
      <text:p text:style-name="P36">Cette méthode boucle sur la liste de tout les capteurs. Si le capteurs est dans la liste tabou nous appelons de manière récursive la méthode en augmentant l’index de départ de la première boucle for pour passer au capteur suivant et éviter de tester à nouveau des capteurs déjà testé. Dans le cas où le capteur n’est pas dans la liste tabou nous l’ajoutons. Puis nous testons si la solution actuelle est <text:s/>valide et élémentaire à l’aide des méthodes présentées ci-dessus. Si c’est le cas nous ajoutons la solution au tableau de solution final à retourner et nous appelons à nouveau de manière récursive la méthode en changeant l’indexe de début de la grande boucle.</text:p>
      <text:p text:style-name="P35">De la m<text:span text:style-name="T5">ême manière que la méthode glouton, nous avons ajouter un paramètre nb_itération dans le but de stopper la méthode dans le cas où les fichiers à traiter sont trop volumineux.</text:span></text:p>
      <text:p text:style-name="P3">Tri croissant du nombre de zones couvertes par les capteurs</text:p>
      <text:p text:style-name="P5">Cette heuristiques consiste dans un premier temps à trier l’ensemble des capteurs par ord<text:span text:style-name="T12">r</text:span>e croissant du nombre de zones qu’ils couvrent. <text:span text:style-name="T12">Puis, </text:span><text:span text:style-name="T13">on utilise la m</text:span><text:span text:style-name="T8">ême méthode que dans la section ci-dessus mais avec des capteurs triés dans l’ordre croissant.</text:span></text:p>
      <text:p text:style-name="P3">Tri décroissant du nombre de zones couvertes par les capteurs</text:p>
      <text:p text:style-name="Text_20_body">Cette méthode est la même <text:span text:style-name="T13">que la précédente à l’exception que l’on tri les capteurs par ordre décroissant de nombre de zone.</text:span></text:p>
      <text:list xml:id="list2875584897" text:style-name="Numbering_20_123">
        <text:list-item>
          <text:list>
            <text:list-header>
              <text:h text:style-name="P31" text:outline-level="2"/>
            </text:list-header>
          </text:list>
        </text:list-item>
      </text:list>
      <text:h text:style-name="P27" text:outline-level="1">Solutions obtenu<text:span text:style-name="T2">e</text:span>s</text:h>
      <text:p text:style-name="P22"/>
      <table:table table:name="Tableau1" table:style-name="Tableau1">
        <table:table-column table:style-name="Tableau1.A"/>
        <table:table-column table:style-name="Tableau1.B"/>
        <table:table-column table:style-name="Tableau1.C" table:number-columns-repeated="14"/>
        <table:table-row>
          <table:table-cell table:style-name="Tableau1.A1" table:number-rows-spanned="2" office:value-type="string">
            <text:p text:style-name="P8">Nom Fichier</text:p>
            <text:p text:style-name="P8">Méthodes</text:p>
          </table:table-cell>
          <table:table-cell table:style-name="Tableau1.A1" table:number-columns-spanned="3" office:value-type="string">
            <text:p text:style-name="P7">Fichier-exemple</text:p>
          </table:table-cell>
          <table:covered-table-cell/>
          <table:covered-table-cell/>
          <table:table-cell table:style-name="Tableau1.A1" table:number-columns-spanned="3" office:value-type="string">
            <text:p text:style-name="P7">Moyen test 3</text:p>
          </table:table-cell>
          <table:covered-table-cell/>
          <table:covered-table-cell/>
          <table:table-cell table:style-name="Tableau1.A1" table:number-columns-spanned="3" office:value-type="string">
            <text:p text:style-name="P7">Moyen test 2</text:p>
          </table:table-cell>
          <table:covered-table-cell/>
          <table:covered-table-cell/>
          <table:table-cell table:style-name="Tableau1.A1" table:number-columns-spanned="3" office:value-type="string">
            <text:p text:style-name="P7">Gros test 1</text:p>
          </table:table-cell>
          <table:covered-table-cell/>
          <table:covered-table-cell/>
          <table:table-cell table:style-name="Tableau1.N1" table:number-columns-spanned="3" office:value-type="string">
            <text:p text:style-name="P7">Maxi test</text:p>
          </table:table-cell>
          <table:covered-table-cell/>
          <table:covered-table-cell/>
        </table:table-row>
        <table:table-row>
          <table:covered-table-cell table:style-name="Tableau1.A1"/>
          <table:table-cell table:style-name="Tableau1.B2" office:value-type="string">
            <text:p text:style-name="P9">Max</text:p>
          </table:table-cell>
          <table:table-cell table:style-name="Tableau1.B2" office:value-type="string">
            <text:p text:style-name="P9">Nb conf</text:p>
          </table:table-cell>
          <table:table-cell table:style-name="Tableau1.B2" office:value-type="string">
            <text:p text:style-name="P9">Temps <text:span text:style-name="T14">(s)</text:span></text:p>
          </table:table-cell>
          <table:table-cell table:style-name="Tableau1.B2" office:value-type="string">
            <text:p text:style-name="P9">Max</text:p>
          </table:table-cell>
          <table:table-cell table:style-name="Tableau1.B2" office:value-type="string">
            <text:p text:style-name="P9">Nb conf</text:p>
          </table:table-cell>
          <table:table-cell table:style-name="Tableau1.B2" office:value-type="string">
            <text:p text:style-name="P10">Temps <text:span text:style-name="T14">(s)</text:span></text:p>
          </table:table-cell>
          <table:table-cell table:style-name="Tableau1.B2" office:value-type="string">
            <text:p text:style-name="P9">Max</text:p>
          </table:table-cell>
          <table:table-cell table:style-name="Tableau1.B2" office:value-type="string">
            <text:p text:style-name="P9">Nb conf</text:p>
          </table:table-cell>
          <table:table-cell table:style-name="Tableau1.B2" office:value-type="string">
            <text:p text:style-name="P10">Temps <text:span text:style-name="T14">(s)</text:span></text:p>
          </table:table-cell>
          <table:table-cell table:style-name="Tableau1.B2" office:value-type="string">
            <text:p text:style-name="P9">Max</text:p>
          </table:table-cell>
          <table:table-cell table:style-name="Tableau1.B2" office:value-type="string">
            <text:p text:style-name="P9">Nb conf</text:p>
          </table:table-cell>
          <table:table-cell table:style-name="Tableau1.B2" office:value-type="string">
            <text:p text:style-name="P10">Temps <text:span text:style-name="T14">(s)</text:span></text:p>
          </table:table-cell>
          <table:table-cell table:style-name="Tableau1.B2" office:value-type="string">
            <text:p text:style-name="P9">Max</text:p>
          </table:table-cell>
          <table:table-cell table:style-name="Tableau1.B2" office:value-type="string">
            <text:p text:style-name="P9">Nb conf</text:p>
          </table:table-cell>
          <table:table-cell table:style-name="Tableau1.P2" office:value-type="string">
            <text:p text:style-name="P10">Temps <text:span text:style-name="T14">(s)</text:span></text:p>
          </table:table-cell>
        </table:table-row>
        <table:table-row>
          <table:table-cell table:style-name="Tableau1.B2" office:value-type="string">
            <text:p text:style-name="P7">Glouton</text:p>
          </table:table-cell>
          <table:table-cell table:style-name="Tableau1.B3" office:value-type="string">
            <text:p text:style-name="P11">8,5</text:p>
          </table:table-cell>
          <table:table-cell table:style-name="Tableau1.B3" office:value-type="string">
            <text:p text:style-name="P11">4</text:p>
          </table:table-cell>
          <table:table-cell table:style-name="Tableau1.B3" office:value-type="string">
            <text:p text:style-name="P12">0,0003</text:p>
          </table:table-cell>
          <table:table-cell table:style-name="Tableau1.B3" office:value-type="string">
            <text:p text:style-name="P13">395</text:p>
          </table:table-cell>
          <table:table-cell table:style-name="Tableau1.B3" office:value-type="string">
            <text:p text:style-name="P13">19</text:p>
          </table:table-cell>
          <table:table-cell table:style-name="Tableau1.B3" office:value-type="string">
            <text:p text:style-name="P12">0,0056</text:p>
          </table:table-cell>
          <table:table-cell table:style-name="Tableau1.B3" office:value-type="string">
            <text:p text:style-name="P13">104</text:p>
          </table:table-cell>
          <table:table-cell table:style-name="Tableau1.B3" office:value-type="string">
            <text:p text:style-name="P13">238</text:p>
          </table:table-cell>
          <table:table-cell table:style-name="Tableau1.B3" office:value-type="string">
            <text:p text:style-name="P12">3,95</text:p>
          </table:table-cell>
          <table:table-cell table:style-name="Tableau1.B3" office:value-type="string">
            <text:p text:style-name="P14">2793,8</text:p>
          </table:table-cell>
          <table:table-cell table:style-name="Tableau1.B3" office:value-type="string">
            <text:p text:style-name="P14">12780</text:p>
          </table:table-cell>
          <table:table-cell table:style-name="Tableau1.B3" office:value-type="string">
            <text:p text:style-name="P12">15,211</text:p>
          </table:table-cell>
          <table:table-cell table:style-name="Tableau1.B3" office:value-type="string">
            <text:p text:style-name="P14">5680</text:p>
          </table:table-cell>
          <table:table-cell table:style-name="Tableau1.B3" office:value-type="string">
            <text:p text:style-name="P14">7377</text:p>
          </table:table-cell>
          <table:table-cell table:style-name="Tableau1.P3" office:value-type="string">
            <text:p text:style-name="P19">15,739</text:p>
          </table:table-cell>
        </table:table-row>
        <table:table-row>
          <table:table-cell table:style-name="Tableau1.B2" office:value-type="string">
            <text:p text:style-name="P7">Récursion classique </text:p>
          </table:table-cell>
          <table:table-cell table:style-name="Tableau1.B4" office:value-type="string">
            <text:p text:style-name="P11">8,5</text:p>
          </table:table-cell>
          <table:table-cell table:style-name="Tableau1.C4" office:value-type="string">
            <text:p text:style-name="P11">4</text:p>
          </table:table-cell>
          <table:table-cell table:style-name="Tableau1.D4" office:value-type="string">
            <text:p text:style-name="P12">0,0005</text:p>
          </table:table-cell>
          <table:table-cell table:style-name="Tableau1.E4" office:value-type="string">
            <text:p text:style-name="P15">395</text:p>
          </table:table-cell>
          <table:table-cell table:style-name="Tableau1.E4" office:value-type="string">
            <text:p text:style-name="P15">10</text:p>
          </table:table-cell>
          <table:table-cell table:style-name="Tableau1.G4" office:value-type="string">
            <text:p text:style-name="P12">0,0009</text:p>
          </table:table-cell>
          <table:table-cell table:style-name="Tableau1.H4" office:value-type="string">
            <text:p text:style-name="P15">55</text:p>
          </table:table-cell>
          <table:table-cell table:style-name="Tableau1.H4" office:value-type="string">
            <text:p text:style-name="P15">13</text:p>
          </table:table-cell>
          <table:table-cell table:style-name="Tableau1.J4" office:value-type="string">
            <text:p text:style-name="P12">0,0011</text:p>
          </table:table-cell>
          <table:table-cell table:style-name="Tableau1.K4" office:value-type="string">
            <text:p text:style-name="P15">748</text:p>
          </table:table-cell>
          <table:table-cell table:style-name="Tableau1.K4" office:value-type="string">
            <text:p text:style-name="P15">37</text:p>
          </table:table-cell>
          <table:table-cell table:style-name="Tableau1.M4" office:value-type="string">
            <text:p text:style-name="P12">0,666</text:p>
          </table:table-cell>
          <table:table-cell table:style-name="Tableau1.N4" office:value-type="string">
            <text:p text:style-name="P15">296</text:p>
          </table:table-cell>
          <table:table-cell table:style-name="Tableau1.N4" office:value-type="string">
            <text:p text:style-name="P15">28</text:p>
          </table:table-cell>
          <table:table-cell table:style-name="Tableau1.P4" office:value-type="string">
            <text:p text:style-name="P19">165</text:p>
          </table:table-cell>
        </table:table-row>
        <table:table-row>
          <table:table-cell table:style-name="Tableau1.B2" office:value-type="string">
            <text:p text:style-name="P7">Récursion croissante</text:p>
          </table:table-cell>
          <table:table-cell table:style-name="Tableau1.B4" office:value-type="string">
            <text:p text:style-name="P11">8,5</text:p>
          </table:table-cell>
          <table:table-cell table:style-name="Tableau1.C4" office:value-type="string">
            <text:p text:style-name="P11">4</text:p>
          </table:table-cell>
          <table:table-cell table:style-name="Tableau1.D4" office:value-type="string">
            <text:p text:style-name="P12">0,0005</text:p>
          </table:table-cell>
          <table:table-cell table:style-name="Tableau1.E5" office:value-type="string">
            <text:p text:style-name="P16">345,5</text:p>
          </table:table-cell>
          <table:table-cell table:style-name="Tableau1.E5" office:value-type="string">
            <text:p text:style-name="P16">7</text:p>
          </table:table-cell>
          <table:table-cell table:style-name="Tableau1.G5" office:value-type="string">
            <text:p text:style-name="P12">0,0009</text:p>
          </table:table-cell>
          <table:table-cell table:style-name="Tableau1.H5" office:value-type="string">
            <text:p text:style-name="P16">28</text:p>
          </table:table-cell>
          <table:table-cell table:style-name="Tableau1.H5" office:value-type="string">
            <text:p text:style-name="P16">3</text:p>
          </table:table-cell>
          <table:table-cell table:style-name="Tableau1.J5" office:value-type="string">
            <text:p text:style-name="P12">0,0008</text:p>
          </table:table-cell>
          <table:table-cell table:style-name="Tableau1.K5" office:value-type="string">
            <text:p text:style-name="P16">1159,5</text:p>
          </table:table-cell>
          <table:table-cell table:style-name="Tableau1.K5" office:value-type="string">
            <text:p text:style-name="P16">41</text:p>
          </table:table-cell>
          <table:table-cell table:style-name="Tableau1.M5" office:value-type="string">
            <text:p text:style-name="P12">0,936</text:p>
          </table:table-cell>
          <table:table-cell table:style-name="Tableau1.N5" office:value-type="string">
            <text:p text:style-name="P6">/</text:p>
          </table:table-cell>
          <table:table-cell table:style-name="Tableau1.N5" office:value-type="string">
            <text:p text:style-name="P18">0</text:p>
          </table:table-cell>
          <table:table-cell table:style-name="Tableau1.P5" office:value-type="string">
            <text:p text:style-name="P19">206,9</text:p>
          </table:table-cell>
        </table:table-row>
        <table:table-row>
          <table:table-cell table:style-name="Tableau1.B2" table:number-rows-spanned="2" office:value-type="string">
            <text:p text:style-name="P7">Récursion décroissante</text:p>
          </table:table-cell>
          <table:table-cell table:style-name="Tableau1.B6" table:number-rows-spanned="2" office:value-type="string">
            <text:p text:style-name="P11">8,5</text:p>
          </table:table-cell>
          <table:table-cell table:style-name="Tableau1.C6" table:number-rows-spanned="2" office:value-type="string">
            <text:p text:style-name="P11">4</text:p>
          </table:table-cell>
          <table:table-cell table:style-name="Tableau1.D6" table:number-rows-spanned="2" office:value-type="string">
            <text:p text:style-name="P12">0,0006</text:p>
          </table:table-cell>
          <table:table-cell table:style-name="Tableau1.E6" table:number-rows-spanned="2" office:value-type="string">
            <text:p text:style-name="P17">395</text:p>
          </table:table-cell>
          <table:table-cell table:style-name="Tableau1.E6" table:number-rows-spanned="2" office:value-type="string">
            <text:p text:style-name="P17">13</text:p>
          </table:table-cell>
          <table:table-cell table:style-name="Tableau1.G6" table:number-rows-spanned="2" office:value-type="string">
            <text:p text:style-name="P12">0,0008</text:p>
          </table:table-cell>
          <table:table-cell table:style-name="Tableau1.H6" table:number-rows-spanned="2" office:value-type="string">
            <text:p text:style-name="P17">51</text:p>
          </table:table-cell>
          <table:table-cell table:style-name="Tableau1.H6" table:number-rows-spanned="2" office:value-type="string">
            <text:p text:style-name="P17">10</text:p>
          </table:table-cell>
          <table:table-cell table:style-name="Tableau1.J6" table:number-rows-spanned="2" office:value-type="string">
            <text:p text:style-name="P12">0,0009</text:p>
          </table:table-cell>
          <table:table-cell table:style-name="Tableau1.K6" table:number-rows-spanned="2" office:value-type="string">
            <text:p text:style-name="P17">1190</text:p>
          </table:table-cell>
          <table:table-cell table:style-name="Tableau1.K6" table:number-rows-spanned="2" office:value-type="string">
            <text:p text:style-name="P17">141</text:p>
          </table:table-cell>
          <table:table-cell table:style-name="Tableau1.M6" table:number-rows-spanned="2" office:value-type="string">
            <text:p text:style-name="P12">0,463</text:p>
          </table:table-cell>
          <table:table-cell table:style-name="Tableau1.N6" office:value-type="string">
            <text:p text:style-name="P17">82</text:p>
          </table:table-cell>
          <table:table-cell table:style-name="Tableau1.N6" office:value-type="string">
            <text:p text:style-name="P17">199 </text:p>
          </table:table-cell>
          <table:table-cell table:style-name="Tableau1.P6" office:value-type="string">
            <text:p text:style-name="P19">0,231</text:p>
          </table:table-cell>
        </table:table-row>
        <table:table-row table:style-name="Tableau1.7">
          <table:covered-table-cell table:style-name="Tableau1.B2"/>
          <table:covered-table-cell table:style-name="Tableau1.B6"/>
          <table:covered-table-cell table:style-name="Tableau1.C6"/>
          <table:covered-table-cell table:style-name="Tableau1.D6"/>
          <table:covered-table-cell table:style-name="Tableau1.E6"/>
          <table:covered-table-cell table:style-name="Tableau1.E6"/>
          <table:covered-table-cell table:style-name="Tableau1.G6"/>
          <table:covered-table-cell table:style-name="Tableau1.H6"/>
          <table:covered-table-cell table:style-name="Tableau1.H6"/>
          <table:covered-table-cell table:style-name="Tableau1.J6"/>
          <table:covered-table-cell table:style-name="Tableau1.K6"/>
          <table:covered-table-cell table:style-name="Tableau1.K6"/>
          <table:covered-table-cell table:style-name="Tableau1.M7"/>
          <table:table-cell table:style-name="Tableau1.N7" office:value-type="string">
            <text:p text:style-name="P21">276</text:p>
          </table:table-cell>
          <table:table-cell table:style-name="Tableau1.N7" office:value-type="string">
            <text:p text:style-name="P21">843</text:p>
          </table:table-cell>
          <table:table-cell table:style-name="Tableau1.N7" office:value-type="string">
            <text:p text:style-name="P20">1,198</text:p>
          </table:table-cell>
        </table:table-row>
      </table:table>
      <text:p text:style-name="P22"/>
      <text:p text:style-name="P37">Légende : test réalisés en limitant le temps d’execution à 15 sec ou 3 min</text:p>
      <text:p text:style-name="P24">Par fichier</text:p>
      <text:p text:style-name="P38">1 ) glouton est + perf <text:s/>en tps + max</text:p>
      <text:p text:style-name="P38">2) decroissant + perf en tps+ max</text:p>
      <text:p text:style-name="P38">3 ) max : glouton le mieux</text:p>
      <text:p text:style-name="P23"><text:s/>tps : recursion classique le mieux</text:p>
      <text:p text:style-name="P23">4) max : glouglou</text:p>
      <text:p text:style-name="P23">tps : <text:span text:style-name="T16">dé</text:span>croissant </text:p>
      <text:p text:style-name="P23"><text:soft-page-break/>5) glouglou en tps + max</text:p>
      <text:p text:style-name="P23"/>
      <text:list xml:id="list2302784527" text:style-name="L1">
        <text:list-item>
          <text:p text:style-name="P32">rec croissante pour maxi test expliquer pourquoi on a 0</text:p>
        </text:list-item>
        <text:list-item>
          <text:p text:style-name="P32">M<text:span text:style-name="T5">ême avec un timing limité le glouton donne tjs sur ces exemples de bon résultats</text:span></text:p>
        </text:list-item>
        <text:list-item>
          <text:p text:style-name="P33"/>
        </text:list-item>
      </text:list>
      <text:h text:style-name="P28" text:outline-level="1">Analyse des résultats</text:h>
      <text:p text:style-name="P37">Dans un premier temps nous allons faire une analyse fichier par fichier. </text:p>
      <text:p text:style-name="P37">Pour le fichier-exemple toutes les méthodes on réussi à obtenir la solution optimale, mais la méthode la plus performante en terme de temps d ‘exécution est la méthode glouton, cependant toutes les méthode sont assez proche et se valent.</text:p>
      <text:p text:style-name="P37">Pour le fichier moyen_test_3, les méthodes, récursion classique et récursion décroissantes on toutes réussi à obtenir la solution optimlae. Cependant, on remarque que la méthode récursion décroissante est la plus rapide à s’executer suivi de près par la méthode de récursion classique.</text:p>
      <text:p text:style-name="P39">Pour le fichier moyen_test_2 , on remarque que la méthode glouton est celle qui obtenu le plus grand maximum, ce<text:span text:style-name="T5">ndant elle à un temps d’execution significativement plus long. Mais selon nous les autres méthodes sont trop éloigné de la valeur optimal et donc moins pertinentes dans ce contexte.</text:span></text:p>
      <text:p text:style-name="P39"><text:span text:style-name="T5">Pour le fichier gros_test_1, la méthode glouton est également la plus précise en terme de solution obtenu. Cependant dans ce contexte la méthode à été arrêté à l’aide d’un timer pour limiter le temps d’execution. On remarque que pour ce test la méthode recursion décroissante est particulièrement efficace conmpte tenu de son temps d’execution rapide.</text:span></text:p>
      <text:p text:style-name="P39"><text:span text:style-name="T5">Pour le fichier maxi_test, la méthode glouton est également la plus précise en terme de solution obtenu. Cependant dans ce contexte la méthode à été arrêté à l’aide d’un timer pour limiter le temps d’execution. </text:span><text:span text:style-name="T10">Pour ce test on remarque que la récursion croissante a obtenu 0 configuration et donc n’a pas de valeur optimale. Cela s’explique par le fait que les capteurs sont triés par ordre croissant ce qui implique que l’on va d’abord vérifier si en prenant un seul capteur, la solution est valide et élémentaire, ce qui est rès peu probable. C’est pourquoi l’execution est arrêté par (le timer / le nb_itération) avant que la méthode ait réussi à trouver une solution valable. C’est pourquoi, à l’inverse la solution récursion décroissante arrive à trouver un certains nombre de solutions en très peu de temps.</text:span></text:p>
      <text:p text:style-name="P40"><text:span text:style-name="T10">C</text:span><text:span text:style-name="T5">cl final : En général nous avons trouvé que l’alogoritme glouton est plus efficace avec un timer mmalgrès sont temsp d’execution plus lo,g czr la différence entre les valeurs obtenu sont significatives. EN deuxième position , l’algorithme de récursion décroisssant est plutôt performant, tout pzrticulièrement lorsue il s’agit de fichiers volumineu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arial" svg:font-family="arial" style:font-adornments="Gras" style:font-family-generic="swiss"/>
    <style:font-face style:name="arial1" svg:font-family="arial" style:font-adornments="Norm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style:contextual-spacing="false" fo:line-height="115%" fo:text-indent="0cm" style:auto-text-indent="false"/>
      <style:text-properties fo:color="#263b46" loext:opacity="100%" style:font-name="arial1" fo:font-family="arial" style:font-style-name="Normal" style:font-family-generic="swiss"/>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color="#77021d" loext:opacity="100%" style:font-name="arial" fo:font-family="arial" style:font-style-name="Gras" style:font-family-generic="swiss" fo:font-size="22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bc632e" loext:opacity="100%" style:font-name="arial" fo:font-family="arial" style:font-style-name="Gras" style:font-family-generic="swis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margin-top="0.353cm" fo:margin-bottom="0.212cm" style:contextual-spacing="false" fo:text-indent="0cm" style:auto-text-indent="false" text:number-lines="false" text:line-number="1"/>
      <style:text-properties fo:color="#d89839" loext:opacity="100%" style:font-name="arial" fo:font-family="arial" style:font-style-name="Gras" style:font-family-generic="swiss" fo:font-size="14pt" style:text-underline-style="solid" style:text-underline-width="auto" style:text-underline-color="font-color" fo:font-weight="normal"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margin-top="0.101cm" fo:margin-bottom="0.101cm" style:contextual-spacing="false" fo:text-align="center" style:justify-single-word="false" fo:orphans="0" fo:widows="0" style:page-number="auto" text:number-lines="false" text:line-number="0">
        <style:tab-stops/>
      </style:paragraph-properties>
      <style:text-properties fo:color="#263b46" loext:opacity="100%" style:font-name="arial1" fo:font-family="arial" style:font-style-name="Normal" style:font-family-generic="swis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dre" style:family="paragraph" style:parent-style-name="Text_20_body">
      <style:paragraph-properties fo:padding="0.349cm" fo:border="0.06pt solid #263b46"/>
      <style:text-properties officeooo:rsid="0017c5a4"/>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éfinition" style:family="paragraph" style:parent-style-name="cadre" style:master-page-name="">
      <style:paragraph-properties fo:margin-top="0.199cm" fo:margin-bottom="0cm" style:contextual-spacing="false" style:page-number="auto" fo:padding="0.25cm" fo:border="none"/>
      <style:text-properties fo:color="#77021d" loext:opacity="100%" style:text-underline-style="solid" style:text-underline-width="auto" style:text-underline-color="font-color" fo:font-weight="bold" officeooo:rsid="001b1d52"/>
    </style:style>
    <style:style style:name="test" style:family="paragraph" style:parent-style-name="Heading_20_1" style:default-outline-level="" style:list-style-name="">
      <style:text-properties style:text-underline-style="solid" style:text-underline-width="auto" style:text-underline-color="font-color"/>
    </style:style>
    <style:style style:name="exemple" style:family="paragraph" style:parent-style-name="Text_20_body">
      <style:paragraph-properties fo:margin-top="0.199cm" fo:margin-bottom="0cm" style:contextual-spacing="false">
        <style:tab-stops/>
      </style:paragraph-properties>
      <style:text-properties style:text-underline-style="solid" style:text-underline-width="auto" style:text-underline-color="font-color" fo:font-weight="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4%)" style:num-prefix=" " style:num-suffix=")" style:num-format="a">
        <style:list-level-properties text:list-level-position-and-space-mode="label-alignment">
          <style:list-level-label-alignment text:label-followed-by="listtab" text:list-tab-stop-position="2.80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09:59:41.373236397</meta:creation-date>
    <meta:editing-duration>PT18H28M2S</meta:editing-duration>
    <meta:editing-cycles>44</meta:editing-cycles>
    <meta:generator>LibreOffice/7.3.7.2$Linux_X86_64 LibreOffice_project/30$Build-2</meta:generator>
    <dc:title>Rapport_projet</dc:title>
    <dc:date>2024-06-10T09:36:09.652314922</dc:date>
    <meta:document-statistic meta:table-count="1" meta:image-count="0" meta:object-count="0" meta:page-count="5" meta:paragraph-count="127" meta:word-count="1209" meta:character-count="7069" meta:non-whitespace-character-count="5986"/>
    <meta:template xlink:type="simple" xlink:actuate="onRequest" xlink:title="Rapport_projet" xlink:href="../../../../../../../.config/libreoffice/4/user/template/Rapport_projet.ott" meta:date="2024-06-05T09:59:39.925517156"/>
  </office:meta>
</office:document-meta>
</file>